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E_slate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weighted_metric</text:p>
          </table:table-cell>
          <table:table-cell office:value-type="string" calcext:value-type="string">
            <text:p>mean_metric</text:p>
          </table:table-cell>
          <table:table-cell office:value-type="string" calcext:value-type="string">
            <text:p>min_or_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_S_exp0.7</text:p>
          </table:table-cell>
          <table:table-cell table:style-name="ce1" office:value-type="float" office:value="0.00627706199884415" calcext:value-type="float">
            <text:p>0.006277061998844</text:p>
          </table:table-cell>
          <table:table-cell table:style-name="ce1" office:value-type="float" office:value="0.00824854918755591" calcext:value-type="float">
            <text:p>0.008248549187556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_S_exp0.7</text:p>
          </table:table-cell>
          <table:table-cell office:value-type="float" office:value="0.0101280454546213" calcext:value-type="float">
            <text:p>0.010128045454621</text:p>
          </table:table-cell>
          <table:table-cell office:value-type="float" office:value="0.00824854918755591" calcext:value-type="float">
            <text:p>0.00824854918755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0_X_exp0.7</text:p>
          </table:table-cell>
          <table:table-cell table:style-name="ce1" office:value-type="float" office:value="0.00652388948947191" calcext:value-type="float">
            <text:p>0.006523889489472</text:p>
          </table:table-cell>
          <table:table-cell table:style-name="ce1" office:value-type="float" office:value="0.0087522161193192" calcext:value-type="float">
            <text:p>0.008752216119319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_X_exp0.7</text:p>
          </table:table-cell>
          <table:table-cell office:value-type="float" office:value="0.0137059492990375" calcext:value-type="float">
            <text:p>0.013705949299038</text:p>
          </table:table-cell>
          <table:table-cell office:value-type="float" office:value="0.0087522161193192" calcext:value-type="float">
            <text:p>0.008752216119319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0_AC_exp0.7</text:p>
          </table:table-cell>
          <table:table-cell table:style-name="ce1" office:value-type="float" office:value="0.00453914981335402" calcext:value-type="float">
            <text:p>0.004539149813354</text:p>
          </table:table-cell>
          <table:table-cell table:style-name="ce1" office:value-type="float" office:value="0.00790346995927393" calcext:value-type="float">
            <text:p>0.007903469959274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_AC_exp0.7</text:p>
          </table:table-cell>
          <table:table-cell office:value-type="float" office:value="0.00999038759618998" calcext:value-type="float">
            <text:p>0.00999038759619</text:p>
          </table:table-cell>
          <table:table-cell office:value-type="float" office:value="0.00790346995927393" calcext:value-type="float">
            <text:p>0.00790346995927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0_E_exp0.7</text:p>
          </table:table-cell>
          <table:table-cell table:style-name="ce1" office:value-type="float" office:value="0.00937053159689174" calcext:value-type="float">
            <text:p>0.009370531596892</text:p>
          </table:table-cell>
          <table:table-cell table:style-name="ce1" office:value-type="float" office:value="0.0202701536940776" calcext:value-type="float">
            <text:p>0.020270153694078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_E_exp0.7</text:p>
          </table:table-cell>
          <table:table-cell office:value-type="float" office:value="0.0305154026682604" calcext:value-type="float">
            <text:p>0.030515402668261</text:p>
          </table:table-cell>
          <table:table-cell office:value-type="float" office:value="0.0202701536940776" calcext:value-type="float">
            <text:p>0.020270153694078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0_Z_exp0.7</text:p>
          </table:table-cell>
          <table:table-cell table:style-name="ce1" office:value-type="float" office:value="0.0194032188565092" calcext:value-type="float">
            <text:p>0.019403218856509</text:p>
          </table:table-cell>
          <table:table-cell table:style-name="ce1" office:value-type="float" office:value="0.0251996899137839" calcext:value-type="float">
            <text:p>0.025199689913784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_Z_exp0.7</text:p>
          </table:table-cell>
          <table:table-cell office:value-type="float" office:value="0.0294927491975779" calcext:value-type="float">
            <text:p>0.029492749197578</text:p>
          </table:table-cell>
          <table:table-cell office:value-type="float" office:value="0.0251996899137839" calcext:value-type="float">
            <text:p>0.02519968991378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0_L_exp0.7</text:p>
          </table:table-cell>
          <table:table-cell table:style-name="ce1" office:value-type="float" office:value="0.0280448128332821" calcext:value-type="float">
            <text:p>0.028044812833282</text:p>
          </table:table-cell>
          <table:table-cell table:style-name="ce1" office:value-type="float" office:value="0.0328459970109762" calcext:value-type="float">
            <text:p>0.032845997010976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_L_exp0.7</text:p>
          </table:table-cell>
          <table:table-cell office:value-type="float" office:value="0.0372309252728639" calcext:value-type="float">
            <text:p>0.037230925272864</text:p>
          </table:table-cell>
          <table:table-cell office:value-type="float" office:value="0.0328459970109762" calcext:value-type="float">
            <text:p>0.03284599701097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0_U_exp0.7</text:p>
          </table:table-cell>
          <table:table-cell table:style-name="ce1" office:value-type="float" office:value="0.0335850662810273" calcext:value-type="float">
            <text:p>0.033585066281027</text:p>
          </table:table-cell>
          <table:table-cell table:style-name="ce1" office:value-type="float" office:value="0.0454715901874919" calcext:value-type="float">
            <text:p>0.045471590187492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_U_exp0.7</text:p>
          </table:table-cell>
          <table:table-cell office:value-type="float" office:value="0.0575509223157905" calcext:value-type="float">
            <text:p>0.057550922315791</text:p>
          </table:table-cell>
          <table:table-cell office:value-type="float" office:value="0.0454715901874919" calcext:value-type="float">
            <text:p>0.045471590187492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_H_exp0.7</text:p>
          </table:table-cell>
          <table:table-cell table:style-name="ce1" office:value-type="float" office:value="0.0487478562370273" calcext:value-type="float">
            <text:p>0.048747856237027</text:p>
          </table:table-cell>
          <table:table-cell table:style-name="ce1" office:value-type="float" office:value="0.0583347549209614" calcext:value-type="float">
            <text:p>0.058334754920962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_H_exp0.7</text:p>
          </table:table-cell>
          <table:table-cell office:value-type="float" office:value="0.063719163911206" calcext:value-type="float">
            <text:p>0.063719163911206</text:p>
          </table:table-cell>
          <table:table-cell office:value-type="float" office:value="0.0583347549209614" calcext:value-type="float">
            <text:p>0.058334754920962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3:43:43.778777383</dc:date>
    <meta:editing-duration>PT34S</meta:editing-duration>
    <meta:editing-cycles>1</meta:editing-cycles>
    <meta:document-statistic meta:table-count="1" meta:cell-count="135" meta:object-count="0"/>
    <meta:generator>LibreOffice/6.0.7.3$Linux_X86_64 LibreOffice_project/00m0$Build-3</meta:generator>
  </office:meta>
</office:document-meta>
</file>